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7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774cm" fo:break-before="auto" style:use-optimal-row-height="true"/>
    </style:style>
    <style:style style:name="ro5" style:family="table-row">
      <style:table-row-properties style:row-height="1.27cm" fo:break-before="auto" style:use-optimal-row-height="true"/>
    </style:style>
    <style:style style:name="ro6" style:family="table-row">
      <style:table-row-properties style:row-height="0.6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4)">
            <text:p>sn(34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67cm" draw:caption-point-x="-0.61cm" draw:caption-point-y="1.37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5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36">
            <text:p>36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2-19T10:25:07.4">
            <text:p>2020/2/19 10:25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range_id" table:target-range-address="Sheet1.B2:Sheet1.B35" table:on-update-keep-styles="true" table:on-update-keep-size="false"/>
        <table:database-range table:name="range_type" table:target-range-address="Sheet1.G2:Sheet1.G35" table:on-update-keep-styles="true" table:on-update-keep-size="false"/>
        <table:database-range table:target-range-address="Sheet1.A2:Sheet1.I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2020/02/19</text:date>, <text:time>10:25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2-19T10:25:06.74</dc:date>
    <dc:creator>iwabuchi ken</dc:creator>
    <meta:editing-duration>PT16H6M16S</meta:editing-duration>
    <meta:editing-cycles>49</meta:editing-cycles>
    <meta:generator>OpenOffice/4.1.3$Win32 OpenOffice.org_project/413m1$Build-9783</meta:generator>
    <meta:document-statistic meta:table-count="1" meta:cell-count="288" meta:object-count="0"/>
    <meta:user-defined meta:name="sheets-banding"/>
    <meta:user-defined meta:name="sheets-original-selection"/>
  </office:meta>
</office:document-meta>
</file>